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Scann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Scanner.loadClass( String theClassName , Path the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tusScann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Scanner.isJUnitTestCase( String theClassName , Path theClasspa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CactusScanner.setProject( Project the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Scanner.processFileSet( FileSet theFileset , Path theClas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ctusScanner.createClassLoader( Path theClas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